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-color="#ffffff" draw:textarea-horizontal-align="justify" draw:textarea-vertical-align="middle" draw:auto-grow-height="false" fo:min-height="11.75cm" fo:min-width="10.25cm"/>
    </style:style>
    <style:style style:name="gr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3.581cm" fo:min-width="8cm" fo:padding-top="0.33cm" fo:padding-bottom="0.33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textarea-horizontal-align="justify" draw:textarea-vertical-align="top" draw:auto-grow-height="false" fo:min-height="0.509cm" fo:min-width="8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" style:family="graphic" style:parent-style-name="standard">
      <style:graphic-properties svg:stroke-color="#666666" draw:fill-color="#ffffff" draw:textarea-horizontal-align="justify" draw:textarea-vertical-align="middle" draw:auto-grow-height="false" fo:min-height="2cm" fo:min-width="21.75cm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3.991cm" fo:min-width="8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textarea-horizontal-align="justify" draw:textarea-vertical-align="top" draw:auto-grow-height="false" fo:min-height="0.509cm" fo:min-width="8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1.75cm" fo:min-width="6.5cm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.2cm" fo:margin-top="0.2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.2cm" fo:margin-top="0.2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ffffff"/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0.75cm" svg:height="12cm" svg:x="3.75cm" svg:y="5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8.5cm" svg:height="4.241cm" svg:x="5cm" svg:y="6.509cm">
          <text:p text:style-name="P2"><text:span text:style-name="T1">Публикует контент (данные)</text:span></text:p>
          <text:p text:style-name="P2"><text:span text:style-name="T1">Определяет тариф 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5" draw:layer="layout" svg:width="8.5cm" svg:height="0.759cm" svg:x="5cm" svg:y="6.5cm">
          <text:p text:style-name="P4"><text:span text:style-name="T1">Продавец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7" draw:layer="layout" svg:width="22.25cm" svg:height="2.25cm" svg:x="3.75cm" svg:y="2.25cm">
          <text:p text:style-name="P6">Use Cases «Интернет-ресурс»</text:p>
          <draw:enhanced-geometry svg:viewBox="0 0 21600 21600" draw:type="rectangle" draw:enhanced-path="M 0 0 L 21600 0 21600 21600 0 21600 0 0 Z N"/>
        </draw:custom-shape>
        <draw:custom-shape draw:style-name="gr5" draw:text-style-name="P3" xml:id="id2" draw:id="id2" draw:layer="layout" svg:width="8.5cm" svg:height="4.241cm" svg:x="5cm" svg:y="11.759cm">
          <text:p text:style-name="P2"><text:span text:style-name="T1">Просматривает перечень контента</text:span></text:p>
          <text:p text:style-name="P2"><text:span text:style-name="T1">Выбирает контент и производит оплату</text:span></text:p>
          <text:p text:style-name="P2"><text:span text:style-name="T1">Просматривает контент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5" draw:layer="layout" svg:width="8.5cm" svg:height="0.759cm" svg:x="5cm" svg:y="11.75cm">
          <text:p text:style-name="P4"><text:span text:style-name="T1">Покупатель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7" draw:layer="layout" svg:width="7cm" svg:height="12cm" svg:x="19cm" svg:y="5.25cm">
          <text:p text:style-name="P6">Интернет-ресурс</text:p>
          <draw:enhanced-geometry svg:viewBox="0 0 21600 21600" draw:type="rectangle" draw:enhanced-path="M 0 0 L 21600 0 21600 21600 0 21600 0 0 Z N"/>
        </draw:custom-shape>
        <draw:connector draw:name="Connector 1" draw:style-name="gr8" draw:text-style-name="P8" draw:layer="layout" svg:x1="13.5cm" svg:y1="8.629cm" svg:x2="18.741cm" svg:y2="8.631cm" draw:start-shape="id1" svg:d="M13500 8629h2753v2h2488" svg:viewBox="0 0 5242 3">
          <text:p/>
        </draw:connector>
        <draw:connector draw:name="Connector 2" draw:style-name="gr9" draw:text-style-name="P8" draw:layer="layout" svg:x1="13.5cm" svg:y1="13.879cm" svg:x2="18.647cm" svg:y2="13.891cm" draw:start-shape="id2" draw:start-glue-point="1" svg:d="M13500 13879h2706v12h2441" svg:viewBox="0 0 5148 1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13T19:16:27.349210820</meta:creation-date>
    <dc:date>2024-09-28T12:54:04.197727487</dc:date>
    <meta:editing-duration>PT26M53S</meta:editing-duration>
    <meta:editing-cycles>5</meta:editing-cycles>
    <meta:generator>LibreOffice/7.3.7.2$Linux_X86_64 LibreOffice_project/30$Build-2</meta:generator>
    <meta:document-statistic meta:object-count="9"/>
  </office:meta>
</office:document-meta>
</file>